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Times New Roman4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JetBrains Mono1" svg:font-family="'JetBrains Mono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5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4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ru" fo:country="RU" officeooo:paragraph-rsid="008ee6e1" style:font-size-asian="14pt" style:language-asian="ru" style:country-asian="RU" style:font-name-complex="Times New Roman6" style:font-size-complex="12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ru" fo:country="RU" officeooo:paragraph-rsid="008ee6e1" style:font-size-asian="14pt" style:language-asian="ru" style:country-asian="RU" style:font-name-complex="Times New Roman6" style:font-size-complex="14pt" style:language-complex="ar" style:country-complex="SA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officeooo:paragraph-rsid="003e4124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1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3c17a2"/>
    </style:style>
    <style:style style:name="P17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fo:font-size="14pt" officeooo:rsid="003c17a2" officeooo:paragraph-rsid="003c17a2" style:font-size-complex="14pt"/>
    </style:style>
    <style:style style:name="P19" style:family="paragraph" style:parent-style-name="Standard">
      <style:paragraph-properties fo:text-align="start" style:justify-single-word="false"/>
      <style:text-properties fo:font-weight="bold" officeooo:rsid="00829b51" officeooo:paragraph-rsid="008394cc" style:font-weight-asian="bold" style:font-weight-complex="bold"/>
    </style:style>
    <style:style style:name="P20" style:family="paragraph" style:parent-style-name="Text_20_body">
      <style:text-properties officeooo:paragraph-rsid="008ee6e1"/>
    </style:style>
    <style:style style:name="P21" style:family="paragraph" style:parent-style-name="Heading_20_1">
      <style:text-properties officeooo:paragraph-rsid="003724e9"/>
    </style:style>
    <style:style style:name="P22" style:family="paragraph" style:parent-style-name="Heading_20_2">
      <style:text-properties officeooo:rsid="003f3f8e" officeooo:paragraph-rsid="003e4124"/>
    </style:style>
    <style:style style:name="P23" style:family="paragraph" style:parent-style-name="Heading_20_2">
      <style:text-properties style:font-name="Times New Roman5" fo:font-size="14pt" style:font-size-asian="14pt" style:font-size-complex="14pt"/>
    </style:style>
    <style:style style:name="P24" style:family="paragraph" style:parent-style-name="Heading_20_2">
      <style:paragraph-properties fo:break-before="page"/>
      <style:text-properties style:font-name="Times New Roman5" fo:font-size="14pt" officeooo:paragraph-rsid="003e4124" style:font-size-asian="14pt" style:font-size-complex="14pt"/>
    </style:style>
    <style:style style:name="P25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26" style:family="paragraph" style:parent-style-name="Standard" style:list-style-name="L7">
      <style:text-properties fo:font-weight="normal" officeooo:paragraph-rsid="00c09871" style:font-weight-asian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ize="14pt" officeooo:rsid="00bf1cc2" officeooo:paragraph-rsid="00bf1cc2" style:font-size-asian="14pt" style:font-size-complex="14pt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ize="14pt" officeooo:rsid="00bf1cc2" officeooo:paragraph-rsid="00c09871" style:font-size-asian="14pt" style:font-size-complex="14pt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ize="14pt" officeooo:rsid="00bf1cc2" officeooo:paragraph-rsid="00c381cf" style:font-size-asian="14pt" style:font-size-complex="14pt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ize="14pt" officeooo:rsid="00bf1cc2" officeooo:paragraph-rsid="00c537df" style:font-size-asian="14pt" style:font-size-complex="14pt"/>
    </style:style>
    <style:style style:name="P31" style:family="paragraph" style:parent-style-name="Standard">
      <style:paragraph-properties fo:margin-left="0cm" fo:margin-right="0cm" fo:text-indent="0cm" style:auto-text-indent="false"/>
      <style:text-properties officeooo:paragraph-rsid="00bf1cc2"/>
    </style:style>
    <style:style style:name="P32" style:family="paragraph" style:parent-style-name="Standard">
      <style:paragraph-properties fo:margin-left="0cm" fo:margin-right="0cm" fo:text-indent="0cm" style:auto-text-indent="false"/>
      <style:text-properties officeooo:paragraph-rsid="00c537df"/>
    </style:style>
    <style:style style:name="P33" style:family="paragraph" style:parent-style-name="Text_20_body">
      <style:text-properties fo:font-variant="normal" fo:text-transform="none" fo:color="#000000" style:text-line-through-style="none" style:text-line-through-type="none" style:font-name="Times New Roman5" fo:font-size="14pt" fo:font-style="normal" style:text-underline-style="none" fo:font-weight="normal" style:text-blinking="false" fo:background-color="transparent" style:font-size-asian="14pt" style:font-size-complex="14pt"/>
    </style:style>
    <style:style style:name="P34" style:family="paragraph" style:parent-style-name="Text_20_body">
      <style:text-properties style:font-name="Times New Roman5" fo:font-size="14pt" style:font-size-asian="14pt" style:font-size-complex="14pt"/>
    </style:style>
    <style:style style:name="P35" style:family="paragraph" style:parent-style-name="Text_20_body">
      <style:text-properties style:font-name="Times New Roman5" fo:font-size="14pt" officeooo:rsid="00be24e5" officeooo:paragraph-rsid="00be24e5" style:font-size-asian="14pt" style:font-size-complex="14pt"/>
    </style:style>
    <style:style style:name="P36" style:family="paragraph" style:parent-style-name="Text_20_body">
      <style:paragraph-properties fo:text-align="start" style:justify-single-word="false"/>
      <style:text-properties officeooo:paragraph-rsid="00aba25e"/>
    </style:style>
    <style:style style:name="P37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5" fo:font-size="14pt" fo:font-style="normal" style:text-underline-style="none" fo:font-weight="normal" style:text-blinking="false" fo:background-color="transparent" style:font-size-asian="14pt" style:font-size-complex="14pt"/>
    </style:style>
    <style:style style:name="P38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5" fo:font-size="14pt" fo:font-style="normal" style:text-underline-style="none" fo:font-weight="normal" style:text-blinking="false" fo:background-color="transparent" style:font-size-asian="14pt" style:font-size-complex="14pt"/>
    </style:style>
    <style:style style:name="P39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5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3c17a2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officeooo:rsid="00bd26c1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5" style:family="text"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T6" style:family="text">
      <style:text-properties style:font-name="Times New Roman" fo:font-size="14pt" fo:language="ru" fo:country="RU" officeooo:rsid="0013326f" style:font-size-asian="14pt" style:language-asian="ru" style:country-asian="RU" style:font-name-complex="Times New Roman6" style:font-size-complex="14pt" style:language-complex="ar" style:country-complex="SA"/>
    </style:style>
    <style:style style:name="T7" style:family="text">
      <style:text-properties style:font-name="Times New Roman" fo:font-size="14pt" fo:language="ru" fo:country="RU" officeooo:rsid="008ee6e1" style:font-size-asian="14pt" style:language-asian="ru" style:country-asian="RU" style:font-name-complex="Times New Roman6" style:font-size-complex="14pt" style:language-complex="ar" style:country-complex="SA"/>
    </style:style>
    <style:style style:name="T8" style:family="text">
      <style:text-properties style:font-name="Times New Roman" fo:font-size="14pt" fo:language="ru" fo:country="RU" officeooo:rsid="008f7233" style:font-size-asian="14pt" style:language-asian="ru" style:country-asian="RU" style:font-name-complex="Times New Roman6" style:font-size-complex="14pt" style:language-complex="ar" style:country-complex="SA"/>
    </style:style>
    <style:style style:name="T9" style:family="text">
      <style:text-properties style:font-name="Times New Roman" fo:font-size="14pt" fo:language="ru" fo:country="RU" officeooo:rsid="00b8fea0" style:font-size-asian="14pt" style:language-asian="ru" style:country-asian="RU" style:font-name-complex="Times New Roman6" style:font-size-complex="14pt" style:language-complex="ar" style:country-complex="SA"/>
    </style:style>
    <style:style style:name="T10" style:family="text">
      <style:text-properties style:font-name="Times New Roman" fo:font-size="14pt" fo:language="ru" fo:country="RU" officeooo:rsid="00c55da5" style:font-size-asian="14pt" style:language-asian="ru" style:country-asian="RU" style:font-name-complex="Times New Roman6" style:font-size-complex="14pt" style:language-complex="ar" style:country-complex="SA"/>
    </style:style>
    <style:style style:name="T11" style:family="text">
      <style:text-properties style:font-name="Times New Roman" fo:font-size="14pt" fo:language="ru" fo:country="RU" officeooo:rsid="00c7139b" style:font-size-asian="14pt" style:language-asian="ru" style:country-asian="RU" style:font-name-complex="Times New Roman6" style:font-size-complex="14pt" style:language-complex="ar" style:country-complex="SA"/>
    </style:style>
    <style:style style:name="T12" style:family="text">
      <style:text-properties style:font-name="Times New Roman" fo:font-size="14pt" fo:language="ru" fo:country="RU" fo:font-weight="normal" officeooo:rsid="0013326f" style:font-size-asian="14pt" style:language-asian="ru" style:country-asian="RU" style:font-weight-asian="normal" style:font-name-complex="Times New Roman6" style:font-size-complex="14pt" style:language-complex="ar" style:country-complex="SA" style:font-weight-complex="normal"/>
    </style:style>
    <style:style style:name="T13" style:family="text">
      <style:text-properties style:font-name="Times New Roman" fo:font-size="14pt" fo:language="ru" fo:country="RU" fo:font-weight="normal" officeooo:rsid="008ee6e1" style:font-size-asian="14pt" style:language-asian="ru" style:country-asian="RU" style:font-weight-asian="normal" style:font-name-complex="Times New Roman6" style:font-size-complex="14pt" style:language-complex="ar" style:country-complex="SA" style:font-weight-complex="normal"/>
    </style:style>
    <style:style style:name="T14" style:family="text">
      <style:text-properties style:font-name="Times New Roman" fo:font-size="14pt" fo:language="ru" fo:country="RU" fo:font-weight="normal" officeooo:rsid="0025a4f4" style:font-size-asian="14pt" style:language-asian="ru" style:country-asian="RU" style:font-weight-asian="normal" style:font-name-complex="Times New Roman6" style:font-size-complex="14pt" style:language-complex="ar" style:country-complex="SA" style:font-weight-complex="normal"/>
    </style:style>
    <style:style style:name="T15" style:family="text">
      <style:text-properties style:font-name="Times New Roman" fo:font-size="14pt" fo:language="ru" fo:country="RU" fo:font-style="italic" officeooo:rsid="0099ee30" style:font-size-asian="14pt" style:language-asian="ru" style:country-asian="RU" style:font-style-asian="italic" style:font-name-complex="Times New Roman6" style:font-size-complex="14pt" style:language-complex="ar" style:country-complex="SA" style:font-style-complex="italic"/>
    </style:style>
    <style:style style:name="T16" style:family="text">
      <style:text-properties style:font-name="Times New Roman" fo:font-size="14pt" fo:language="ru" fo:country="RU" fo:font-style="normal" officeooo:rsid="0099ee30" style:font-size-asian="14pt" style:language-asian="ru" style:country-asian="RU" style:font-style-asian="normal" style:font-name-complex="Times New Roman6" style:font-size-complex="14pt" style:language-complex="ar" style:country-complex="SA" style:font-style-complex="normal"/>
    </style:style>
    <style:style style:name="T17" style:family="text">
      <style:text-properties style:font-name="Times New Roman" style:font-size-complex="14pt"/>
    </style:style>
    <style:style style:name="T18" style:family="text"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9" style:family="text">
      <style:text-properties fo:color="#000000" style:font-name="Times New Roman" fo:font-size="14pt" fo:language="ru" fo:country="RU" fo:font-weight="bold" officeooo:rsid="003c17a2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20" style:family="text">
      <style:text-properties fo:color="#000000" style:font-name="Times New Roman" fo:font-size="14pt" fo:language="ru" fo:country="RU" fo:font-weight="bold" officeooo:rsid="00886ee6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21" style:family="text">
      <style:text-properties fo:color="#000000" style:font-name="Times New Roman" fo:font-size="14pt" officeooo:rsid="003c17a2" style:font-size-complex="14pt"/>
    </style:style>
    <style:style style:name="T22" style:family="text">
      <style:text-properties fo:color="#000000" style:font-name="Times New Roman" fo:font-size="14pt" officeooo:rsid="007e0a86" style:font-size-complex="14pt"/>
    </style:style>
    <style:style style:name="T23" style:family="text">
      <style:text-properties fo:color="#000000" style:font-name="Times New Roman" fo:font-size="14pt" officeooo:rsid="00886ee6" style:font-size-complex="14pt"/>
    </style:style>
    <style:style style:name="T24" style:family="text">
      <style:text-properties fo:color="#000000" style:font-name="Times New Roman" style:font-size-complex="14pt"/>
    </style:style>
    <style:style style:name="T25" style:family="text">
      <style:text-properties fo:color="#000000" style:font-name="Times New Roman" officeooo:rsid="003c17a2" style:font-size-complex="14pt"/>
    </style:style>
    <style:style style:name="T26" style:family="text">
      <style:text-properties fo:color="#000000" style:font-name="Times New Roman" officeooo:rsid="00886ee6" style:font-size-complex="14pt"/>
    </style:style>
    <style:style style:name="T27" style:family="text">
      <style:text-properties fo:color="#000000" style:font-name="Times New Roman5" fo:font-size="14pt" fo:font-style="normal" fo:font-weight="normal" officeooo:rsid="00b2222a" style:font-size-asian="14pt" style:font-style-asian="normal" style:font-weight-asian="normal" style:font-size-complex="14pt"/>
    </style:style>
    <style:style style:name="T28" style:family="text">
      <style:text-properties fo:color="#000000" style:font-name="JetBrains Mono1" fo:font-style="normal" fo:font-weight="normal" style:font-style-asian="normal" style:font-weight-asian="normal"/>
    </style:style>
    <style:style style:name="T29" style:family="text">
      <style:text-properties fo:color="#000000" style:font-name="Times New Roman5" fo:font-style="normal" fo:font-weight="normal" style:font-style-asian="normal" style:font-weight-asian="normal"/>
    </style:style>
    <style:style style:name="T30" style:family="text">
      <style:text-properties fo:color="#000000" style:font-name="Times New Roman5" fo:font-style="normal" fo:font-weight="normal" officeooo:rsid="00c09871" style:font-style-asian="normal" style:font-weight-asian="normal"/>
    </style:style>
    <style:style style:name="T31" style:family="text">
      <style:text-properties fo:color="#000000" style:font-name="Times New Roman5" fo:font-style="normal" fo:font-weight="normal" officeooo:rsid="00c1ceba" style:font-style-asian="normal" style:font-weight-asian="normal"/>
    </style:style>
    <style:style style:name="T32" style:family="text">
      <style:text-properties fo:color="#000000" style:font-name="Times New Roman5" fo:font-style="normal" fo:font-weight="normal" officeooo:rsid="00c369d9" style:font-style-asian="normal" style:font-weight-asian="normal"/>
    </style:style>
    <style:style style:name="T33" style:family="text">
      <style:text-properties fo:color="#000000" style:font-name="Times New Roman5" fo:font-style="normal" fo:font-weight="normal" officeooo:rsid="00c381cf" style:font-style-asian="normal" style:font-weight-asian="normal"/>
    </style:style>
    <style:style style:name="T34" style:family="text">
      <style:text-properties fo:color="#000000" style:font-name="Times New Roman5" fo:font-style="normal" fo:font-weight="normal" style:font-style-asian="normal" style:font-weight-asian="normal"/>
    </style:style>
    <style:style style:name="T35" style:family="text">
      <style:text-properties fo:color="#000000" style:font-name="Times New Roman5" fo:font-style="normal" fo:font-weight="normal" officeooo:rsid="00c537df" style:font-style-asian="normal" style:font-weight-asian="normal"/>
    </style:style>
    <style:style style:name="T36" style:family="text">
      <style:text-properties fo:color="#000000" style:font-name="Times New Roman5" fo:font-size="14pt" fo:font-style="normal" fo:font-weight="normal" officeooo:rsid="00c381cf" style:font-size-asian="14pt" style:font-style-asian="normal" style:font-weight-asian="normal" style:font-size-complex="14pt"/>
    </style:style>
    <style:style style:name="T37" style:family="text">
      <style:text-properties fo:color="#000000" style:font-name="Times New Roman5" fo:font-size="14pt" fo:font-style="normal" fo:font-weight="normal" officeooo:rsid="00bf1cc2" style:font-size-asian="14pt" style:font-style-asian="normal" style:font-weight-asian="normal" style:font-size-complex="14pt"/>
    </style:style>
    <style:style style:name="T38" style:family="text">
      <style:text-properties fo:color="#000000" style:font-name="Times New Roman5" fo:font-size="14pt" fo:font-style="normal" fo:font-weight="normal" officeooo:rsid="00c537df" style:font-size-asian="14pt" style:font-style-asian="normal" style:font-weight-asian="normal" style:font-size-complex="14pt"/>
    </style:style>
    <style:style style:name="T39" style:family="text">
      <style:text-properties fo:color="#000000" style:font-name="Times New Roman5" fo:font-size="14pt" fo:font-style="normal" fo:font-weight="normal" officeooo:rsid="00c7d508" style:font-size-asian="14pt" style:font-style-asian="normal" style:font-weight-asian="normal" style:font-size-complex="14pt"/>
    </style:style>
    <style:style style:name="T40" style:family="text">
      <style:text-properties fo:font-variant="normal" fo:text-transform="none" style:font-name="Times New Roman" fo:font-size="14pt" fo:language="ru" fo:country="RU" officeooo:rsid="00422f95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41" style:family="text">
      <style:text-properties fo:font-variant="normal" fo:text-transform="none" fo:color="#ff0000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42" style:family="text">
      <style:text-properties fo:font-variant="normal" fo:text-transform="none" fo:color="#05323b" style:text-line-through-style="none" style:text-line-through-type="none" style:font-name="Times New Roman4" fo:font-size="14pt" fo:letter-spacing="normal" fo:language="ru" fo:country="RU" fo:font-style="normal" style:text-underline-style="none" fo:font-weight="bold" officeooo:rsid="003c17a2" style:text-blinking="false" fo:background-color="transparent" loext:char-shading-value="0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font-name="Times New Roman4" fo:font-size="14pt" fo:letter-spacing="normal" fo:language="zxx" fo:country="none" fo:font-style="normal" style:text-underline-style="none" fo:font-weight="bold" officeooo:rsid="00bd26c1" style:text-blinking="false" fo:background-color="transparent" loext:char-shading-value="0" style:font-size-asian="14pt" style:language-asian="zxx" style:country-asian="none" style:font-weight-asian="bold" style:font-name-complex="Times New Roman6" style:font-size-complex="14pt" style:language-complex="zxx" style:country-complex="none" style:font-weight-complex="bold"/>
    </style:style>
    <style:style style:name="T44" style:family="text">
      <style:text-properties fo:font-variant="normal" fo:text-transform="none" fo:color="#000000" style:font-name="Times New Roman5" fo:font-size="14pt" fo:letter-spacing="normal" fo:font-style="normal" fo:font-weight="normal" style:font-size-asian="14pt" style:font-size-complex="14pt"/>
    </style:style>
    <style:style style:name="T45" style:family="text">
      <style:text-properties fo:font-variant="normal" fo:text-transform="none" fo:color="#000000" style:font-name="Times New Roman5" fo:font-size="14pt" fo:letter-spacing="normal" fo:font-style="normal" fo:font-weight="normal" officeooo:rsid="00be24e5" style:font-size-asian="14pt" style:font-size-complex="14pt"/>
    </style:style>
    <style:style style:name="T46" style:family="text">
      <style:text-properties fo:font-variant="normal" fo:text-transform="none" style:font-name="Times New Roman4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47" style:family="text">
      <style:text-properties fo:font-variant="normal" fo:text-transform="none" style:font-name="Times New Roman4" fo:font-size="14pt" fo:language="ru" fo:country="RU" fo:font-weight="bold" officeooo:rsid="003c17a2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48" style:family="text">
      <style:text-properties officeooo:rsid="0013326f"/>
    </style:style>
    <style:style style:name="T49" style:family="text">
      <style:text-properties officeooo:rsid="003c17a2"/>
    </style:style>
    <style:style style:name="T50" style:family="text">
      <style:text-properties officeooo:rsid="007e0a86"/>
    </style:style>
    <style:style style:name="T51" style:family="text">
      <style:text-properties fo:color="#00627a" style:font-name="JetBrains Mono" fo:font-size="14pt" fo:font-style="normal" fo:font-weight="normal" officeooo:rsid="00c537df" style:font-size-asian="14pt" style:font-style-asian="normal" style:font-weight-asian="normal" style:font-size-complex="14pt"/>
    </style:style>
    <style:style style:name="T52" style:family="text">
      <style:text-properties style:font-size-complex="14pt"/>
    </style:style>
    <style:style style:name="T53" style:family="text">
      <style:text-properties officeooo:rsid="0013326f" style:font-size-complex="14pt"/>
    </style:style>
    <style:style style:name="T54" style:family="text">
      <style:text-properties officeooo:rsid="008ee6e1" style:font-size-complex="14pt"/>
    </style:style>
    <style:style style:name="T55" style:family="text">
      <style:text-properties fo:color="#008080" style:font-name="JetBrains Mono1" fo:font-size="14pt" fo:font-style="normal" fo:font-weight="normal" officeooo:rsid="00bf1cc2" style:font-size-asian="14pt" style:font-style-asian="normal" style:font-weight-asian="normal" style:font-size-complex="14pt"/>
    </style:style>
    <style:style style:name="T56" style:family="text">
      <style:text-properties fo:color="#008080" style:font-name="JetBrains Mono1" fo:font-style="normal" fo:font-weight="normal" style:font-style-asian="normal" style:font-weight-asian="normal"/>
    </style:style>
    <style:style style:name="T57" style:family="text">
      <style:text-properties fo:color="#008080" style:font-name="JetBrains Mono1" fo:font-style="normal" fo:font-weight="normal" officeooo:rsid="00c381cf" style:font-style-asian="normal" style:font-weight-asian="normal"/>
    </style:style>
    <style:style style:name="T58" style:family="text">
      <style:text-properties fo:font-size="14pt" officeooo:rsid="00bf1cc2" style:font-size-asian="14pt" style:font-size-complex="14pt"/>
    </style:style>
    <style:style style:name="T59" style:family="text">
      <style:text-properties style:font-name="Times New Roman5"/>
    </style:style>
    <style:style style:name="T60" style:family="text">
      <style:text-properties officeooo:rsid="00bf1cc2"/>
    </style:style>
    <style:style style:name="T61" style:family="text">
      <style:text-properties fo:color="#0033b3" style:font-name="JetBrains Mono1" fo:font-style="normal" fo:font-weight="normal" officeooo:rsid="009b5afd" style:font-style-asian="normal" style:font-weight-asian="normal"/>
    </style:style>
    <style:style style:name="T62" style:family="text">
      <style:text-properties fo:color="#1f542e" style:font-name="JetBrains Mono1" fo:font-size="14pt" fo:font-style="normal" officeooo:rsid="00bf1cc2" style:font-size-asian="14pt" style:font-style-asian="normal" style:font-size-complex="14pt"/>
    </style:style>
    <style:style style:name="T63" style:family="text">
      <style:text-properties fo:color="#080808" style:font-name="JetBrains Mono1" fo:font-size="14pt" fo:font-style="normal" officeooo:rsid="00bf1cc2" style:font-size-asian="14pt" style:font-style-asian="normal" style:font-size-complex="14pt"/>
    </style:style>
    <style:style style:name="T64" style:family="text">
      <style:text-properties officeooo:rsid="00c55da5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ИНОБРНАУКИ РОССИИ</text:p>
      <text:p text:style-name="P8">Санкт-Петербургский государственный</text:p>
      <text:p text:style-name="P8">электротехнический университет</text:p>
      <text:p text:style-name="P8">«ЛЭТИ» им. В.И. Ульянова (Ленина)</text:p>
      <text:p text:style-name="P9">Кафедра МО ЭВМ</text:p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7"><text:span text:style-name="Book_20_Title"><text:span text:style-name="T1">отчет</text:span></text:span></text:p>
      <text:p text:style-name="P14"><text:span text:style-name="T2">по лабораторной работ</text:span><text:span text:style-name="T3">е № </text:span><text:span text:style-name="T4">3</text:span></text:p>
      <text:p text:style-name="P16"><text:span text:style-name="T2">по дисциплине </text:span><text:span text:style-name="T18">«</text:span><text:span text:style-name="T20">Объектно-ориентированное программирование</text:span><text:span text:style-name="T19">»</text:span></text:p>
      <text:p text:style-name="P14"><text:span text:style-name="Book_20_Title"><text:span text:style-name="T46">Тема</text:span></text:span><text:span text:style-name="Book_20_Title"><text:span text:style-name="T47">: </text:span></text:span><text:span text:style-name="Book_20_Title"><text:span text:style-name="T43">Логгирование, перегрузка операторов.</text:span></text:span></text:p>
      <text:p text:style-name="P2"><text:span text:style-name="Book_20_Title"><text:span text:style-name="T42"><text:line-break/></text:span></text:span></text:p>
      <text:p text:style-name="P2"><text:span text:style-name="Book_20_Title"><text:span text:style-name="T40"><text:line-break/></text:span></text:span></text:p>
      <text:p text:style-name="P2"><text:span text:style-name="Book_20_Title"><text:span text:style-name="T41"><text:line-break/></text:span></text:span></text:p>
      <text:p text:style-name="P10"/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7"><text:span text:style-name="T17">Студент гр. </text:span><text:span text:style-name="T25">0303</text:span></text:p>
          </table:table-cell>
          <table:table-cell table:style-name="Таблица1.B1" office:value-type="string">
            <text:p text:style-name="P3"/>
          </table:table-cell>
          <table:table-cell table:style-name="Таблица1.A1" office:value-type="string">
            <text:p text:style-name="P18">Болкунов В.О.</text:p>
          </table:table-cell>
        </table:table-row>
        <table:table-row table:style-name="Таблица1.1">
          <table:table-cell table:style-name="Таблица1.A1" office:value-type="string">
            <text:p text:style-name="P13">Преподаватель</text:p>
          </table:table-cell>
          <table:table-cell table:style-name="Таблица1.B2" office:value-type="string">
            <text:p text:style-name="P3"/>
          </table:table-cell>
          <table:table-cell table:style-name="Таблица1.A1" office:value-type="string">
            <text:p text:style-name="P15"><text:span text:style-name="T23">Жангиров</text:span><text:span text:style-name="T21"> </text:span><text:span text:style-name="T22">Т</text:span><text:span text:style-name="T24">.</text:span><text:span text:style-name="T26">Р</text:span><text:span text:style-name="T25">.</text:span></text:p>
          </table:table-cell>
        </table:table-row>
      </table:table>
      <text:p text:style-name="P11"/>
      <text:p text:style-name="P12"/>
      <text:p text:style-name="P12">Санкт-Петербург 20<text:span text:style-name="T49">2</text:span><text:span text:style-name="T50">1</text:span></text:p>
      <text:h text:style-name="P24" text:outline-level="2">Цель работы.</text:h>
      <text:p text:style-name="P35">Создать набор классов для осуществление логгирования <text:span text:style-name="T60">объектов игры</text:span>.</text:p>
      <text:p text:style-name="P35"/>
      <text:h text:style-name="P23" text:outline-level="2">Задание.</text:h>
      <text:p text:style-name="P33"><text:bookmark text:name="docs-internal-guid-b0d3cc8e-7fff-0103-a577-a6c3f9f00b94"/><text:span text:style-name="Source_20_Text"><text:span text:style-name="T59">Необходимо проводить логирование того, что происходит во время игры.</text:span></text:span></text:p>
      <text:p text:style-name="P34"/>
      <text:p text:style-name="P39">Требования:</text:p>
      <text:list xml:id="list1668028138" text:style-name="L2">
        <text:list-item>
          <text:p text:style-name="P37"><text:bookmark text:name="docs-internal-guid-e7a219df-7fff-1dc4-ba4c-53472cf85fc2"/>Реализован класс логгера, который будет получать объект, который необходимо отслеживать, и при изменении его состоянии записывать данную информацию.</text:p>
        </text:list-item>
        <text:list-item text:style-override="L6">
          <text:p text:style-name="P38">Должна быть возможность записывания логов в файл, в консоль или одновременно в файл и консоль.</text:p>
        </text:list-item>
        <text:list-item text:style-override="L6">
          <text:p text:style-name="P38">Должна быть возможность выбрать типа вывода логов</text:p>
        </text:list-item>
        <text:list-item text:style-override="L6">
          <text:p text:style-name="P38">Все объекты должны логироваться через перегруженный оператор вывода в поток.</text:p>
        </text:list-item>
        <text:list-item text:style-override="L6">
          <text:p text:style-name="P38">Должна соблюдаться идиома RAII</text:p>
          <text:p text:style-name="P37"/>
        </text:list-item>
      </text:list>
      <text:h text:style-name="Heading_20_2" text:outline-level="2">Основные теоретические положения.</text:h>
      <text:p text:style-name="P36"><text:span text:style-name="T45">Логгирование - </text:span><text:span text:style-name="T44">форма автоматической записи в хронологическом порядке операций в информационных технологиях, процесс записи информации о происходящих в рамках какого-либо процесса с некоторым объектом событиях, например, в файл регистрации или в базу данных.</text:span></text:p>
      <text:p text:style-name="Text_20_body"><text:line-break/></text:p>
      <text:h text:style-name="P22" text:outline-level="2">Выполнение работы.</text:h>
      <text:p text:style-name="P29"><text:span text:style-name="T29">Структура</text:span><text:span text:style-name="T61"> </text:span><text:span text:style-name="T56">Level </text:span><text:span text:style-name="T29">—</text:span><text:span text:style-name="T56"> </text:span><text:span text:style-name="T30">хранит в себе перечисление уровней логов, по совместительству объект структуры определяет уровень.</text:span></text:p>
      <text:p text:style-name="P29"><text:span text:style-name="T29"/></text:p>
      <text:p text:style-name="P29"><text:soft-page-break/><text:span text:style-name="T29">Структура </text:span><text:span text:style-name="T56">Log </text:span><text:span text:style-name="T29">— </text:span><text:span text:style-name="T33">объект лога,</text:span><text:span text:style-name="T28"> </text:span><text:span text:style-name="T30">хранит сообщение, временной штамп и уровень лога. Для <text:s/></text:span><text:span text:style-name="T32">удобного </text:span><text:span text:style-name="T31">создания лога</text:span><text:span text:style-name="T30"> каждого уровня определ</text:span><text:span text:style-name="T31">е</text:span><text:span text:style-name="T30">н</text:span><text:span text:style-name="T31">ы</text:span><text:span text:style-name="T30"> макрос</text:span><text:span text:style-name="T31">ы</text:span><text:span text:style-name="T30">:</text:span></text:p>
      <text:list xml:id="list919588090" text:style-name="L7">
        <text:list-item>
          <text:p text:style-name="P26"><text:span text:style-name="T62">error</text:span><text:span text:style-name="T63">(msg)</text:span></text:p>
        </text:list-item>
        <text:list-item>
          <text:p text:style-name="P26"><text:span text:style-name="T62">warn</text:span><text:span text:style-name="T63">(msg) </text:span></text:p>
        </text:list-item>
        <text:list-item>
          <text:p text:style-name="P26"><text:span text:style-name="T62">info</text:span><text:span text:style-name="T63">(msg) </text:span></text:p>
        </text:list-item>
        <text:list-item>
          <text:p text:style-name="P26"><text:span text:style-name="T62">debug</text:span><text:span text:style-name="T63">(msg)</text:span></text:p>
        </text:list-item>
      </text:list>
      <text:p text:style-name="P28"/>
      <text:p text:style-name="P27"><text:span text:style-name="T33">Класс</text:span><text:span text:style-name="T57"> </text:span><text:span text:style-name="T56">LogTimer </text:span><text:span text:style-name="T29">—</text:span><text:span text:style-name="T28"> </text:span><text:span text:style-name="T33">синглтон для отсчёта начального времени логов (точка отсчёта).</text:span></text:p>
      <text:p text:style-name="P27"><text:span text:style-name="T33"/></text:p>
      <text:p text:style-name="P29"><text:span text:style-name="T33">Класс</text:span><text:span text:style-name="T57"> </text:span><text:span text:style-name="T56">Format </text:span><text:span text:style-name="T29">—</text:span><text:span text:style-name="T28"> </text:span><text:span text:style-name="T33">абстрактный декоратор для логов. Содержит виртуальный метод wrap для обёртки лога.</text:span></text:p>
      <text:p text:style-name="P29"><text:span text:style-name="T33"/></text:p>
      <text:p text:style-name="P29"><text:span text:style-name="T33">Класс </text:span><text:span text:style-name="T56">EmptyFormat </text:span><text:span text:style-name="T29">— </text:span><text:span text:style-name="T33">формат по умолчанию (не меняет лог)</text:span></text:p>
      <text:p text:style-name="P29"><text:span text:style-name="T33"/></text:p>
      <text:p text:style-name="P29"><text:span text:style-name="T33">Класс </text:span><text:span text:style-name="T56">TagFormat </text:span><text:span text:style-name="T29">— </text:span><text:span text:style-name="T33">формат с тэгом в квадратных скобках.</text:span></text:p>
      <text:p text:style-name="P29"><text:span text:style-name="T33"/></text:p>
      <text:p text:style-name="P29"><text:span text:style-name="T33">Класс </text:span><text:span text:style-name="T57">TimeFormat </text:span><text:span text:style-name="T29">— </text:span><text:span text:style-name="T33">формат с временной меткой в квадратных скобках, время = разность между меткой лога и точкой отсчёт LogTimer-a.</text:span></text:p>
      <text:p text:style-name="P27"><text:span text:style-name="T33"/></text:p>
      <text:p text:style-name="P27"><text:span text:style-name="T33"/></text:p>
      <text:p text:style-name="P30"><text:span text:style-name="T33">Класс</text:span><text:span text:style-name="T57"> </text:span><text:span text:style-name="T56">Logger </text:span><text:span text:style-name="T29">— </text:span><text:span text:style-name="T33">абстрактный класс для логгеров, принимает логи через перегруженный оператор `&lt;&lt;`, имеет свой объект форматирования.</text:span></text:p>
      <text:p text:style-name="P30"><text:span text:style-name="T33"/></text:p>
      <text:p text:style-name="P30"><text:span text:style-name="T33">Класс </text:span><text:span text:style-name="T56">FileLogger </text:span><text:span text:style-name="T29">— </text:span><text:span text:style-name="T35">логгер вывода в файл, принимает имя файла. Время жизни файла контролируется объектом логгера.</text:span></text:p>
      <text:p text:style-name="P30"><text:span text:style-name="T33"/></text:p>
      <text:p text:style-name="P30"><text:soft-page-break/><text:span text:style-name="T33">Класс </text:span><text:span text:style-name="T56">ConsoleLogger </text:span><text:span text:style-name="T29">— </text:span><text:span text:style-name="T35">логгер вывода в консоль, принимает ссылку на поток вывода.</text:span></text:p>
      <text:p text:style-name="P27"><text:span text:style-name="T56"/></text:p>
      <text:p text:style-name="P32"><text:span text:style-name="T36">Класс </text:span><text:span text:style-name="T55">Loggable </text:span><text:span text:style-name="T37">— </text:span><text:span text:style-name="T38">абстрактный класс логируемого объекта, содержит множество указателей на логгеры, методом </text:span><text:span text:style-name="T51">notify <text:s/></text:span><text:span text:style-name="T38">выводит лог во все имеющиеся у него логгеры. </text:span><text:span text:style-name="T39">Реализует паттерн Observer.</text:span></text:p>
      <text:p text:style-name="P30"><text:span text:style-name="T35"/></text:p>
      <text:p text:style-name="P27"><text:span text:style-name="T56"/></text:p>
      <text:p text:style-name="P27"><text:span text:style-name="T56"/></text:p>
      <text:p text:style-name="P31"><text:span text:style-name="T27"/></text:p>
      <text:p text:style-name="Text_20_body"><text:span text:style-name="T6">Разработанный программный код см. </text:span><text:span text:style-name="T5">в </text:span><text:span text:style-name="T7">директории /</text:span><text:span text:style-name="T15">game_lib</text:span><text:span text:style-name="T16">.</text:span></text:p>
      <text:p text:style-name="P4"><text:tab/><text:span text:style-name="T53">Разработанн</text:span><text:span text:style-name="T54">ую диаграмму классов UML</text:span><text:span text:style-name="T53"> см. </text:span><text:span text:style-name="T54">в</text:span><text:span text:style-name="T53"> Lab1_UML</text:span><text:span text:style-name="T54">.pdf</text:span><text:span text:style-name="T52"> .</text:span></text:p>
      <text:p text:style-name="P5"/>
      <text:h text:style-name="Heading_20_2" text:outline-level="2"><text:span text:style-name="T48">Тестирование</text:span>.</text:h>
      <text:p text:style-name="P20"><text:span text:style-name="T12">Разработанн</text:span><text:span text:style-name="T13">ые тесты</text:span><text:span text:style-name="T12"> см. </text:span><text:span text:style-name="T14">в </text:span><text:span text:style-name="T13">директории /tests</text:span><text:span text:style-name="T14">.</text:span></text:p>
      <text:h text:style-name="Heading_20_2" text:outline-level="2"/>
      <text:h text:style-name="Heading_20_2" text:outline-level="2">Выводы.</text:h>
      <text:p text:style-name="P6"><text:span text:style-name="T5"><text:tab/></text:span><text:span text:style-name="T10">Был реализован набор классов для </text:span><text:span text:style-name="T11">осуществления удобного</text:span><text:span text:style-name="T10"> логгирования и в игровые объекты добавлены выводы логов</text:span><text:span text:style-name="T9">.</text:span><text:span text:style-name="T8"> </text:span></text:p>
      <text:p text:style-name="P6"/>
      <text:h text:style-name="P21" text:outline-level="1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Times New Roman4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JetBrains Mono1" svg:font-family="'JetBrains Mono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5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6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5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5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5" fo:font-family="'Times New Roman'" style:font-family-generic="roman" style:font-pitch="variable" fo:font-size="12pt" style:font-name-complex="Times New Roman6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6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7H50M29S</meta:editing-duration>
    <meta:editing-cycles>119</meta:editing-cycles>
    <meta:generator>LibreOffice/6.4.7.2$Linux_X86_64 LibreOffice_project/40$Build-2</meta:generator>
    <dc:date>2021-10-28T02:11:49.906035862</dc:date>
    <meta:document-statistic meta:table-count="1" meta:image-count="0" meta:object-count="0" meta:page-count="4" meta:paragraph-count="54" meta:word-count="361" meta:character-count="2732" meta:non-whitespace-character-count="2408"/>
  </office:meta>
</office:document-meta>
</file>